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pr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15%" fo:text-align="start" fo:text-indent="0cm" style:writing-mode="lr-tb"/>
    </style:style>
    <style:style style:name="P5"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Roboto" fo:font-size="40pt" fo:letter-spacing="normal" fo:font-style="normal" style:text-underline-style="none" fo:font-weight="normal" style:font-name-asian="Roboto" style:font-size-asian="40pt" style:font-style-asian="normal" style:font-weight-asian="normal" style:font-name-complex="Roboto" style:font-size-complex="4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style:style style:name="T3" style:family="text">
      <style:text-properties fo:font-variant="normal" fo:text-transform="none" fo:color="#ffffff" style:text-line-through-style="none" style:text-line-through-type="none" style:text-position="0% 100%" style:font-name="Roboto" fo:font-size="24pt" fo:letter-spacing="normal" fo:font-style="normal" style:text-underline-style="none" fo:font-weight="bold" style:font-name-asian="Roboto" style:font-size-asian="24pt" style:font-style-asian="normal" style:font-weight-asian="bold" style:font-name-complex="Roboto"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5" style:family="text">
      <style:text-properties fo:font-variant="normal" fo:text-transform="none" fo:color="#ffffff" style:text-line-through-style="none" style:text-line-through-type="none" style:text-position="0% 100%" style:font-name="Roboto" fo:font-size="13pt" fo:letter-spacing="normal" fo:font-style="normal" style:text-underline-style="none" fo:font-weight="bold" style:font-name-asian="Roboto" style:font-size-asian="13pt" style:font-style-asian="normal" style:font-weight-asian="bold" style:font-name-complex="Roboto" style:font-size-complex="13pt" style:font-style-complex="normal" style:font-weight-complex="bold"/>
    </style:style>
    <style:style style:name="T6" style:family="text">
      <style:text-properties fo:font-variant="normal" fo:text-transform="none" fo:color="#ffffff" style:text-line-through-style="none" style:text-line-through-type="none" style:text-position="0% 100%" style:font-name="Roboto" fo:font-size="13pt" fo:letter-spacing="normal" fo:font-style="normal" style:text-underline-style="solid" style:text-underline-width="auto" style:text-underline-color="font-color" fo:font-weight="bold" style:font-name-asian="Roboto" style:font-size-asian="13pt" style:font-style-asian="normal" style:font-weight-asian="bold" style:font-name-complex="Roboto" style:font-size-complex="13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08cm" text:min-label-width="0.862cm"/>
        <style:text-properties style:font-name="Roboto"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408cm" text:min-label-width="0.86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3cm" text:min-label-width="0.827cm"/>
        <style:text-properties style:font-name="Roboto"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443cm" text:min-label-width="0.82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08cm" text:min-label-width="0.862cm"/>
        <style:text-properties style:font-name="Roboto"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408cm" text:min-label-width="0.86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122;p27" draw:style-name="gr1" draw:text-style-name="P2" draw:layer="layout" svg:width="13.936cm" svg:height="6.608cm" svg:x="9.825cm" svg:y="2.16cm">
          <text:p text:style-name="P1"><text:span text:style-name="T1">Introduction to Unreal Engine 4 Game Development Using Bluepr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p27" draw:style-name="gr1" draw:text-style-name="P2" draw:layer="layout" svg:width="10.484cm" svg:height="1.404cm" svg:x="13.277cm" svg:y="10.903cm">
          <text:p text:style-name="P1"><text:span text:style-name="T2">HackYourFuture, Amsterdam, January 13, 2019</text:span></text:p>
          <text:p text:style-name="P1"><text:span text:style-name="T2">by Mamadou Babae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9;p1:notes" presentation:style-name="pr1" draw:text-style-name="P3" draw:layer="layout" svg:width="15.239cm" svg:height="11.429cm" svg:x="1.905cm" svg:y="12.065cm" presentation:class="notes" presentation:placeholder="true" presentation:user-transformed="true">
            <draw:text-box/>
          </draw:frame>
          <draw:page-thumbnail draw:name="Google Shape;120;p1:notes" draw:style-name="gr2" draw:layer="layout" svg:width="12.7cm" svg:height="9.524cm" svg:x="3.176cm" svg:y="1.905cm" draw:page-number="1" presentation:class="page"/>
        </presentation:notes>
      </draw:page>
      <draw:page draw:name="page2" draw:style-name="dp1" draw:master-page-name="OBJECT" presentation:presentation-page-layout-name="AL2T11">
        <draw:custom-shape draw:name="Google Shape;128;p28" draw:style-name="gr1" draw:text-style-name="P2" draw:layer="layout" svg:width="19.551cm" svg:height="2.537cm" svg:x="3.604cm" svg:y="1.094cm">
          <text:p text:style-name="P1"><text:span text:style-name="T3">What is Unreal Engine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1" draw:text-style-name="P2" draw:layer="layout" svg:width="19.551cm" svg:height="8.085cm" svg:x="3.604cm" svg:y="4.354cm">
          <text:list text:style-name="L2">
            <text:list-item>
              <text:p text:style-name="P4"><text:span text:style-name="T2">It is the fourth iteration of the Unreal technology which has been in development since 1998 for the first-person shooter game Unreal and later Unreal Tournament by Epic Games</text:span></text:p>
            </text:list-item>
            <text:list-item>
              <text:p text:style-name="P4"><text:span text:style-name="T2">It is one of the most successful and widely used game engines today which has been used by professionals and beginners in game development industry in order to craft different kind of computer games ranging from 2D to 3D games, single player to massive multiplayer games, and even AR and VR games and simulati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25;p2:notes" presentation:style-name="pr2" draw:text-style-name="P3" draw:layer="layout" svg:width="15.239cm" svg:height="11.429cm" svg:x="1.905cm" svg:y="12.065cm" presentation:class="notes" presentation:placeholder="true" presentation:user-transformed="true">
            <draw:text-box/>
          </draw:frame>
          <draw:page-thumbnail draw:name="Google Shape;126;p2:notes" draw:style-name="gr2" draw:layer="layout" svg:width="12.7cm" svg:height="9.524cm" svg:x="3.176cm" svg:y="1.905cm" draw:page-number="2" presentation:class="page"/>
        </presentation:notes>
      </draw:page>
      <draw:page draw:name="page3" draw:style-name="dp1" draw:master-page-name="OBJECT" presentation:presentation-page-layout-name="AL2T11">
        <draw:custom-shape draw:name="Google Shape;134;p29" draw:style-name="gr1" draw:text-style-name="P2" draw:layer="layout" svg:width="19.551cm" svg:height="2.537cm" svg:x="3.604cm" svg:y="1.094cm">
          <text:p text:style-name="P1"><text:span text:style-name="T3">ELI5: What is a Game Eng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29" draw:style-name="gr1" draw:text-style-name="P2" draw:layer="layout" svg:width="19.551cm" svg:height="8.806cm" svg:x="3.604cm" svg:y="3.633cm">
          <text:list text:style-name="L2">
            <text:list-item>
              <text:p text:style-name="P4"><text:span text:style-name="T2">When building a videogame, there are plenty of problems that need to be solved, tackled, or taken care of before artists, designers, and even programmers in the development team can get to the fun stuff</text:span></text:p>
            </text:list-item>
            <text:list-item>
              <text:p text:style-name="P4"><text:span text:style-name="T2">Lots of these problems and issues are generic/common issues faced by video game developers during the development cycle</text:span></text:p>
            </text:list-item>
            <text:list-item>
              <text:p text:style-name="P4"><text:span text:style-name="T2">Why not create a set of tools (a.k.a. game engine) to take care of all those repetitive often boring stuff, letting the team members jump directly into the fun bits of creating a game?</text:span></text:p>
            </text:list-item>
            <text:list-item>
              <text:p text:style-name="P4"><text:span text:style-name="T2">Game engines achieve that by providing specialized tools tailored for every team's member’s needs or requirements</text:span></text:p>
            </text:list-item>
            <text:list-item>
              <text:p text:style-name="P4"><text:span text:style-name="T2">Sometimes these tools are visual with a user interface on top to interact with; e.g. for artists and designers in the team; and sometimes it is in the form of code - known as API or Frameworks - for other programmers in the tea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1;p3:notes" presentation:style-name="pr3" draw:text-style-name="P3" draw:layer="layout" svg:width="15.239cm" svg:height="11.429cm" svg:x="1.905cm" svg:y="12.065cm" presentation:class="notes" presentation:placeholder="true" presentation:user-transformed="true">
            <draw:text-box/>
          </draw:frame>
          <draw:page-thumbnail draw:name="Google Shape;132;p3:notes" draw:style-name="gr2" draw:layer="layout" svg:width="12.7cm" svg:height="9.524cm" svg:x="3.176cm" svg:y="1.905cm" draw:page-number="3" presentation:class="page"/>
        </presentation:notes>
      </draw:page>
      <draw:page draw:name="page4" draw:style-name="dp1" draw:master-page-name="OBJECT" presentation:presentation-page-layout-name="AL2T11">
        <draw:custom-shape draw:name="Google Shape;140;p30" draw:style-name="gr1" draw:text-style-name="P2" draw:layer="layout" svg:width="19.551cm" svg:height="2.537cm" svg:x="3.604cm" svg:y="1.094cm">
          <text:p text:style-name="P1"><text:span text:style-name="T3">Tools and Editors available through UE4Edi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30" draw:style-name="gr1" draw:text-style-name="P2" draw:layer="layout" svg:width="19.551cm" svg:height="8.806cm" svg:x="3.604cm" svg:y="3.633cm">
          <text:list text:style-name="L2">
            <text:list-item>
              <text:p text:style-name="P4"><text:span text:style-name="T2">Level Editor</text:span></text:p>
            </text:list-item>
            <text:list-item>
              <text:p text:style-name="P4"><text:span text:style-name="T2">Material Editor</text:span></text:p>
            </text:list-item>
            <text:list-item>
              <text:p text:style-name="P4"><text:span text:style-name="T2">Blueprint Editor</text:span></text:p>
            </text:list-item>
            <text:list-item>
              <text:p text:style-name="P4"><text:span text:style-name="T2">Behavior Tree Editor</text:span></text:p>
            </text:list-item>
            <text:list-item>
              <text:p text:style-name="P4"><text:span text:style-name="T2">Persona Editor</text:span></text:p>
            </text:list-item>
            <text:list-item>
              <text:p text:style-name="P4"><text:span text:style-name="T2">Cascade Editor</text:span></text:p>
            </text:list-item>
            <text:list-item>
              <text:p text:style-name="P4"><text:span text:style-name="T2">UMG UI Editor</text:span></text:p>
            </text:list-item>
            <text:list-item>
              <text:p text:style-name="P4"><text:span text:style-name="T2">Matinee Editor</text:span></text:p>
            </text:list-item>
            <text:list-item>
              <text:p text:style-name="P4"><text:span text:style-name="T2">Sound Cue Editor</text:span></text:p>
            </text:list-item>
            <text:list-item>
              <text:p text:style-name="P4"><text:span text:style-name="T2">Paper2D Sprite Editor</text:span></text:p>
            </text:list-item>
            <text:list-item>
              <text:p text:style-name="P4"><text:span text:style-name="T2">Paper2D Flipbook Editor</text:span></text:p>
            </text:list-item>
            <text:list-item>
              <text:p text:style-name="P4"><text:span text:style-name="T2">Physics Asset Tool Editor</text:span></text:p>
            </text:list-item>
            <text:list-item>
              <text:p text:style-name="P4"><text:span text:style-name="T2">Static Mesh Editor</text:span></text:p>
            </text:list-item>
            <text:list-item>
              <text:p text:style-name="P4"><text:span text:style-name="T2">Media Player Edito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7;p4:notes" presentation:style-name="pr4" draw:text-style-name="P3" draw:layer="layout" svg:width="15.239cm" svg:height="11.429cm" svg:x="1.905cm" svg:y="12.065cm" presentation:class="notes" presentation:placeholder="true" presentation:user-transformed="true">
            <draw:text-box/>
          </draw:frame>
          <draw:page-thumbnail draw:name="Google Shape;138;p4:notes" draw:style-name="gr2" draw:layer="layout" svg:width="12.7cm" svg:height="9.524cm" svg:x="3.176cm" svg:y="1.905cm" draw:page-number="4" presentation:class="page"/>
        </presentation:notes>
      </draw:page>
      <draw:page draw:name="page5" draw:style-name="dp1" draw:master-page-name="OBJECT" presentation:presentation-page-layout-name="AL2T11">
        <draw:custom-shape draw:name="Google Shape;146;p31" draw:style-name="gr1" draw:text-style-name="P2" draw:layer="layout" svg:width="19.551cm" svg:height="2.537cm" svg:x="3.604cm" svg:y="1.094cm">
          <text:p text:style-name="P1"><text:span text:style-name="T3">What makes Unreal Engine 4 so gre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31" draw:style-name="gr1" draw:text-style-name="P2" draw:layer="layout" svg:width="19.551cm" svg:height="8.806cm" svg:x="3.604cm" svg:y="3.633cm">
          <text:list text:style-name="L2">
            <text:list-item>
              <text:p text:style-name="P4"><text:span text:style-name="T2">With its code written in C++, Unreal Engine features a high degree of portability and is a tool used by many game developers today</text:span></text:p>
            </text:list-item>
            <text:list-item>
              <text:p text:style-name="P4"><text:span text:style-name="T2">Many AAA games and thousand of indie games for wide range of platforms have been developed in Unreal Engine which proves it’s a battle-tested tool for game development</text:span></text:p>
            </text:list-item>
            <text:list-item>
              <text:p text:style-name="P4"><text:span text:style-name="T2">The source code for Unreal Engine is available free of charge which allows game developers to add new features and extend the engine for their in-house requirements</text:span></text:p>
            </text:list-item>
            <text:list-item>
              <text:p text:style-name="P4"><text:span text:style-name="T2">Although originally it was intended for creating first-person shooter games, it has been successfully used in a variety of other genres, including stealth, fighting games, MMORPGs, and other RPGs</text:span></text:p>
            </text:list-item>
            <text:list-item>
              <text:p text:style-name="P4"><text:span text:style-name="T2">Using and creating games in Unreal Engine 4 is free of initial costs. By accepting the EULA, you agree to pay Epic a royalty equal to 5% if your revenue from your game pass beyond $3,000.00 per calendar quarter; the same applies for games published on Oculus Store except when it goes beyond $5,000,000.00 per quarter (for more info consult the EULA pleas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43;p5:notes" presentation:style-name="pr5" draw:text-style-name="P3" draw:layer="layout" svg:width="15.239cm" svg:height="11.429cm" svg:x="1.905cm" svg:y="12.065cm" presentation:class="notes" presentation:placeholder="true" presentation:user-transformed="true">
            <draw:text-box/>
          </draw:frame>
          <draw:page-thumbnail draw:name="Google Shape;144;p5:notes" draw:style-name="gr2" draw:layer="layout" svg:width="12.7cm" svg:height="9.524cm" svg:x="3.176cm" svg:y="1.905cm" draw:page-number="5" presentation:class="page"/>
        </presentation:notes>
      </draw:page>
      <draw:page draw:name="page6" draw:style-name="dp1" draw:master-page-name="OBJECT" presentation:presentation-page-layout-name="AL2T11">
        <draw:custom-shape draw:name="Google Shape;152;p32" draw:style-name="gr1" draw:text-style-name="P2" draw:layer="layout" svg:width="19.551cm" svg:height="2.537cm" svg:x="3.604cm" svg:y="1.094cm">
          <text:p text:style-name="P1"><text:span text:style-name="T3">Why should I choose Unreal Engine for my first or next Gam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32" draw:style-name="gr1" draw:text-style-name="P2" draw:layer="layout" svg:width="19.551cm" svg:height="8.806cm" svg:x="3.604cm" svg:y="3.633cm">
          <text:list text:style-name="L2">
            <text:list-item>
              <text:p text:style-name="P4"><text:span text:style-name="T2">Unreal Dev Grants Program: Epic has created a $5,000,000 development fund to provide financial grants to innovative projects built in and around Unreal Engine 4. Awards range from $5,000 to $50,000, and there are no strings attached: you continue to own your IP, are free to publish however you wish, and can use the grant funds without any restrictions or obligations to Epic</text:span></text:p>
            </text:list-item>
            <text:list-item>
              <text:p text:style-name="P4"><text:span text:style-name="T2">If you need to to port and support a wide range of platforms and hardware, Unreal Engine makes this much much easier for you</text:span></text:p>
            </text:list-item>
            <text:list-item>
              <text:p text:style-name="P4"><text:span text:style-name="T2">Its business model reduces the initial development costs <text:s/>for both small and large teams significantly, although some might not like the 5% lifetime royalty</text:span></text:p>
            </text:list-item>
            <text:list-item>
              <text:p text:style-name="P4"><text:span text:style-name="T2">For people who need official support or do not like the 5% royalty, a Custom License is also available</text:span></text:p>
            </text:list-item>
            <text:list-item>
              <text:p text:style-name="P4"><text:span text:style-name="T2">Since a lot of people are using it on daily basis, and the community is so supportive, finding support or answers to some of your questions might be easier than some other free tools </text:span></text:p>
            </text:list-item>
          </text:list>
          <text:p text:style-name="P5"><text:span text:style-name="T4"/></text:p>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49;p6:notes" presentation:style-name="pr6" draw:text-style-name="P3" draw:layer="layout" svg:width="15.239cm" svg:height="11.429cm" svg:x="1.905cm" svg:y="12.065cm" presentation:class="notes" presentation:placeholder="true" presentation:user-transformed="true">
            <draw:text-box/>
          </draw:frame>
          <draw:page-thumbnail draw:name="Google Shape;150;p6:notes" draw:style-name="gr2" draw:layer="layout" svg:width="12.7cm" svg:height="9.524cm" svg:x="3.176cm" svg:y="1.905cm" draw:page-number="6" presentation:class="page"/>
        </presentation:notes>
      </draw:page>
      <draw:page draw:name="page7" draw:style-name="dp1" draw:master-page-name="OBJECT" presentation:presentation-page-layout-name="AL2T11">
        <draw:custom-shape draw:name="Google Shape;158;p33" draw:style-name="gr1" draw:text-style-name="P2" draw:layer="layout" svg:width="19.551cm" svg:height="2.537cm" svg:x="3.604cm" svg:y="1.094cm">
          <text:p text:style-name="P1"><text:span text:style-name="T3">Unreal Engine 4 Supported Platfor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33" draw:style-name="gr1" draw:text-style-name="P2" draw:layer="layout" svg:width="19.551cm" svg:height="8.806cm" svg:x="3.604cm" svg:y="3.633cm">
          <text:p text:style-name="P6"><text:span text:style-name="T2">Supported development platforms are:</text:span></text:p>
          <text:list text:style-name="L2">
            <text:list-item>
              <text:p text:style-name="P5"><text:span text:style-name="T2">Windows</text:span></text:p>
            </text:list-item>
            <text:list-item>
              <text:p text:style-name="P6"><text:span text:style-name="T2">MacOS</text:span></text:p>
            </text:list-item>
            <text:list-item>
              <text:p text:style-name="P6"><text:span text:style-name="T2">Linux (No binary version is available, supported through building from source)</text:span></text:p>
            </text:list-item>
            <text:list-item>
              <text:p text:style-name="P6"><text:span text:style-name="T2">FreeBSD (unofficial port)</text:span></text:p>
            </text:list-item>
          </text:list>
          <text:p text:style-name="P5"><text:span text:style-name="T2">Games created in Unreal Engine 4 could target the following platforms:</text:span></text:p>
          <text:p text:style-name="P5"><text:span text:style-name="T2">Microsoft Windows, PlayStation 4, Xbox One, Mac OS X, iOS, Android, AR, VR, Linux, SteamOS, and HTML5</text:span></text:p>
          <text:p text:style-name="P5"><text:span text:style-name="T2">Please note that Xbox One, PlayStation 4 and Nintendo Switch are only available to dev teams who obtain a valid DevKit from their respective compan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55;p7:notes" presentation:style-name="pr7" draw:text-style-name="P3" draw:layer="layout" svg:width="15.239cm" svg:height="11.429cm" svg:x="1.905cm" svg:y="12.065cm" presentation:class="notes" presentation:placeholder="true" presentation:user-transformed="true">
            <draw:text-box/>
          </draw:frame>
          <draw:page-thumbnail draw:name="Google Shape;156;p7:notes" draw:style-name="gr2" draw:layer="layout" svg:width="12.7cm" svg:height="9.524cm" svg:x="3.176cm" svg:y="1.905cm" draw:page-number="7" presentation:class="page"/>
        </presentation:notes>
      </draw:page>
      <draw:page draw:name="page8" draw:style-name="dp1" draw:master-page-name="OBJECT" presentation:presentation-page-layout-name="AL2T11">
        <draw:custom-shape draw:name="Google Shape;164;p34" draw:style-name="gr1" draw:text-style-name="P2" draw:layer="layout" svg:width="19.551cm" svg:height="2.537cm" svg:x="3.604cm" svg:y="1.094cm">
          <text:p text:style-name="P1"><text:span text:style-name="T3">Is there any limitations (license-wise) for using Unreal Engine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4" draw:style-name="gr1" draw:text-style-name="P2" draw:layer="layout" svg:width="19.551cm" svg:height="8.085cm" svg:x="3.604cm" svg:y="4.354cm">
          <text:p text:style-name="P6"><text:span text:style-name="T2">Yes, Unreal Engine’s usage terms and conditions are governed by a EULA which puts some restrictions on its usage. For example, the following applications are not acceptable or requires a Custom License from Epic Games:</text:span></text:p>
          <text:list text:style-name="L2">
            <text:list-item>
              <text:p text:style-name="P5"><text:span text:style-name="T2">Releasing a game under a copyleft license (e.g. GPL, LGPL, CC BY-SA). Though, permissive licenses such as BSD License, MIT License, Microsoft Public License, or Apache License are acceptable</text:span></text:p>
            </text:list-item>
            <text:list-item>
              <text:p text:style-name="P6"><text:span text:style-name="T2">Creating certain types of games such as gambling-related, serious games, or military usage</text:span></text:p>
            </text:list-item>
          </text:list>
          <text:p text:style-name="P5"><text:span text:style-name="T2">Please consult the EULA for further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1;p8:notes" presentation:style-name="pr8" draw:text-style-name="P3" draw:layer="layout" svg:width="15.239cm" svg:height="11.429cm" svg:x="1.905cm" svg:y="12.065cm" presentation:class="notes" presentation:placeholder="true" presentation:user-transformed="true">
            <draw:text-box/>
          </draw:frame>
          <draw:page-thumbnail draw:name="Google Shape;162;p8:notes" draw:style-name="gr2" draw:layer="layout" svg:width="12.7cm" svg:height="9.524cm" svg:x="3.176cm" svg:y="1.905cm" draw:page-number="8" presentation:class="page"/>
        </presentation:notes>
      </draw:page>
      <draw:page draw:name="page9" draw:style-name="dp1" draw:master-page-name="OBJECT" presentation:presentation-page-layout-name="AL2T11">
        <draw:custom-shape draw:name="Google Shape;170;p35" draw:style-name="gr1" draw:text-style-name="P2" draw:layer="layout" svg:width="19.551cm" svg:height="2.537cm" svg:x="3.604cm" svg:y="1.094cm">
          <text:p text:style-name="P1"><text:span text:style-name="T3">Do I have to code in order to create a g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35" draw:style-name="gr1" draw:text-style-name="P2" draw:layer="layout" svg:width="19.551cm" svg:height="8.085cm" svg:x="3.604cm" svg:y="4.354cm">
          <text:p text:style-name="P6"><text:span text:style-name="T2">tl;dr Yes and 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7;p9:notes" presentation:style-name="pr9" draw:text-style-name="P3" draw:layer="layout" svg:width="15.239cm" svg:height="11.429cm" svg:x="1.905cm" svg:y="12.065cm" presentation:class="notes" presentation:placeholder="true" presentation:user-transformed="true">
            <draw:text-box/>
          </draw:frame>
          <draw:page-thumbnail draw:name="Google Shape;168;p9:notes" draw:style-name="gr2" draw:layer="layout" svg:width="12.7cm" svg:height="9.524cm" svg:x="3.176cm" svg:y="1.905cm" draw:page-number="9" presentation:class="page"/>
        </presentation:notes>
      </draw:page>
      <draw:page draw:name="page10" draw:style-name="dp1" draw:master-page-name="OBJECT" presentation:presentation-page-layout-name="AL2T11">
        <draw:custom-shape draw:name="Google Shape;176;p36" draw:style-name="gr1" draw:text-style-name="P2" draw:layer="layout" svg:width="19.551cm" svg:height="2.537cm" svg:x="3.604cm" svg:y="1.094cm">
          <text:p text:style-name="P1"><text:span text:style-name="T3">ELI5: What is Blueprint Visual Scrip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p36" draw:style-name="gr1" draw:text-style-name="P2" draw:layer="layout" svg:width="19.551cm" svg:height="8.085cm" svg:x="3.604cm" svg:y="4.354cm">
          <text:list text:style-name="L2">
            <text:list-item>
              <text:p text:style-name="P4"><text:span text:style-name="T2">A visual scripting system designed for people that do not come from a computer science or programming background such as artists or level designers</text:span></text:p>
            </text:list-item>
            <text:list-item>
              <text:p text:style-name="P4"><text:span text:style-name="T2">Instead of writing lines of code by a traditional programmer, Blueprint provides a way of scripting those some lines of code in a visual manner by connecting a series of nodes which have some functionality attached to them in order to create the same functionality that was traditionally only available to programmers</text:span></text:p>
            </text:list-item>
            <text:list-item>
              <text:p text:style-name="P4"><text:span text:style-name="T2">In many ways Blueprint works identically to writing code, the only difference is Blueprint allows scripting in a more visual way by connecting nodes instead of writing lines of cod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73;p10:notes" presentation:style-name="pr10" draw:text-style-name="P3" draw:layer="layout" svg:width="15.239cm" svg:height="11.429cm" svg:x="1.905cm" svg:y="12.065cm" presentation:class="notes" presentation:placeholder="true" presentation:user-transformed="true">
            <draw:text-box/>
          </draw:frame>
          <draw:page-thumbnail draw:name="Google Shape;174;p10:notes" draw:style-name="gr2" draw:layer="layout" svg:width="12.7cm" svg:height="9.524cm" svg:x="3.176cm" svg:y="1.905cm" draw:page-number="10" presentation:class="page"/>
        </presentation:notes>
      </draw:page>
      <draw:page draw:name="page11" draw:style-name="dp1" draw:master-page-name="OBJECT" presentation:presentation-page-layout-name="AL2T11">
        <draw:custom-shape draw:name="Google Shape;182;p37" draw:style-name="gr1" draw:text-style-name="P2" draw:layer="layout" svg:width="19.551cm" svg:height="2.537cm" svg:x="3.604cm" svg:y="1.094cm">
          <text:p text:style-name="P1"><text:span text:style-name="T3">Clarification: Blueprint vs Bluepri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37" draw:style-name="gr1" draw:text-style-name="P2" draw:layer="layout" svg:width="19.551cm" svg:height="8.085cm" svg:x="3.604cm" svg:y="4.354cm">
          <text:p text:style-name="P6"><text:span text:style-name="T2">The term </text:span><text:span text:style-name="T5">Blueprint</text:span><text:span text:style-name="T2"> (sometimes abbreviated as </text:span><text:span text:style-name="T5">BP</text:span><text:span text:style-name="T2">) refers to the Visual Scripting System, while the term </text:span><text:span text:style-name="T5">Blueprint</text:span><text:span text:style-name="T6">s</text:span><text:span text:style-name="T2"> refers to the objects that are created as a result of using the Blueprint Visual Scrip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79;p11:notes" presentation:style-name="pr11" draw:text-style-name="P3" draw:layer="layout" svg:width="15.239cm" svg:height="11.429cm" svg:x="1.905cm" svg:y="12.065cm" presentation:class="notes" presentation:placeholder="true" presentation:user-transformed="true">
            <draw:text-box/>
          </draw:frame>
          <draw:page-thumbnail draw:name="Google Shape;180;p11:notes" draw:style-name="gr2" draw:layer="layout" svg:width="12.7cm" svg:height="9.524cm" svg:x="3.176cm" svg:y="1.905cm" draw:page-number="11" presentation:class="page"/>
        </presentation:notes>
      </draw:page>
      <draw:page draw:name="page12" draw:style-name="dp1" draw:master-page-name="OBJECT" presentation:presentation-page-layout-name="AL2T11">
        <draw:custom-shape draw:name="Google Shape;188;p38" draw:style-name="gr1" draw:text-style-name="P2" draw:layer="layout" svg:width="19.551cm" svg:height="2.537cm" svg:x="3.604cm" svg:y="1.094cm">
          <text:p text:style-name="P1"><text:span text:style-name="T3">A successor to Kismet and UnrealScri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38" draw:style-name="gr1" draw:text-style-name="P2" draw:layer="layout" svg:width="19.551cm" svg:height="8.806cm" svg:x="3.604cm" svg:y="3.633cm">
          <text:list text:style-name="L2">
            <text:list-item>
              <text:p text:style-name="P4"><text:span text:style-name="T2">UnrealScript and Kismet were provided as scripting choices by Unreal Engine 3 (UE3) and Unreal Development Kit (UDK)</text:span></text:p>
            </text:list-item>
            <text:list-item>
              <text:p text:style-name="P4"><text:span text:style-name="T2">Kismet is a Turkish word meaning destiny or fate; and is originated from Arabic</text:span></text:p>
            </text:list-item>
            <text:list-item>
              <text:p text:style-name="P4"><text:span text:style-name="T2">Kismet 2 or publicly known as Blueprint, is a successor and evolution to Kismet</text:span></text:p>
            </text:list-item>
            <text:list-item>
              <text:p text:style-name="P4"><text:span text:style-name="T2">UnrealScript is a defunct Java-like compiled to bytecode scripting language in UE4</text:span></text:p>
            </text:list-item>
            <text:list-item>
              <text:p text:style-name="P4"><text:span text:style-name="T2">But, does that mean Blueprint is also a replacement for UnrealScript? Yes and no. Gameplay programming and everything that UnrealScript was used for in the past can still be handled through code using C++. At the same time, while Blueprints are not meant as a replacement for UnrealScript, they do serve many of the same purposes that UnrealScript handled.</text:span></text:p>
            </text:list-item>
            <text:list-item>
              <text:p text:style-name="P4"><text:span text:style-name="T2">Kismet scripts were bound to levels and not reusable while Blueprints could be either Level Blueprint (per level) or Class Blueprint (reusable)</text:span></text:p>
            </text:list-item>
            <text:list-item>
              <text:p text:style-name="P4"><text:span text:style-name="T2">There are also other types of Blueprin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85;p12:notes" presentation:style-name="pr12" draw:text-style-name="P3" draw:layer="layout" svg:width="15.239cm" svg:height="11.429cm" svg:x="1.905cm" svg:y="12.065cm" presentation:class="notes" presentation:placeholder="true" presentation:user-transformed="true">
            <draw:text-box/>
          </draw:frame>
          <draw:page-thumbnail draw:name="Google Shape;186;p12:notes" draw:style-name="gr2" draw:layer="layout" svg:width="12.7cm" svg:height="9.524cm" svg:x="3.176cm" svg:y="1.905cm" draw:page-number="12" presentation:class="page"/>
        </presentation:notes>
      </draw:page>
      <draw:page draw:name="page13" draw:style-name="dp1" draw:master-page-name="OBJECT" presentation:presentation-page-layout-name="AL2T11">
        <draw:custom-shape draw:name="Google Shape;194;p39" draw:style-name="gr1" draw:text-style-name="P2" draw:layer="layout" svg:width="19.551cm" svg:height="2.537cm" svg:x="3.604cm" svg:y="1.094cm">
          <text:p text:style-name="P1"><text:span text:style-name="T3">Various Types of Bluepri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39" draw:style-name="gr1" draw:text-style-name="P2" draw:layer="layout" svg:width="19.551cm" svg:height="8.085cm" svg:x="3.604cm" svg:y="4.354cm">
          <text:list text:style-name="L2">
            <text:list-item>
              <text:p text:style-name="P4"><text:span text:style-name="T2">Blueprint Class</text:span></text:p>
            </text:list-item>
            <text:list-item>
              <text:p text:style-name="P4"><text:span text:style-name="T2">Data-Only Blueprint</text:span></text:p>
            </text:list-item>
            <text:list-item>
              <text:p text:style-name="P4"><text:span text:style-name="T2">Level Blueprint</text:span></text:p>
            </text:list-item>
            <text:list-item>
              <text:p text:style-name="P4"><text:span text:style-name="T2">Blueprint Interface</text:span></text:p>
            </text:list-item>
            <text:list-item>
              <text:p text:style-name="P4"><text:span text:style-name="T2">Blueprint Macro Library</text:span></text:p>
            </text:list-item>
            <text:list-item>
              <text:p text:style-name="P4"><text:span text:style-name="T2">Blueprint Utility (a.k.a. Blutilit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1;p13:notes" presentation:style-name="pr13" draw:text-style-name="P3" draw:layer="layout" svg:width="15.239cm" svg:height="11.429cm" svg:x="1.905cm" svg:y="12.065cm" presentation:class="notes" presentation:placeholder="true" presentation:user-transformed="true">
            <draw:text-box/>
          </draw:frame>
          <draw:page-thumbnail draw:name="Google Shape;192;p13:notes" draw:style-name="gr2" draw:layer="layout" svg:width="12.7cm" svg:height="9.524cm" svg:x="3.176cm" svg:y="1.905cm" draw:page-number="13" presentation:class="page"/>
        </presentation:notes>
      </draw:page>
      <draw:page draw:name="page14" draw:style-name="dp1" draw:master-page-name="OBJECT" presentation:presentation-page-layout-name="AL2T11">
        <draw:custom-shape draw:name="Google Shape;200;p40" draw:style-name="gr1" draw:text-style-name="P2" draw:layer="layout" svg:width="19.551cm" svg:height="2.537cm" svg:x="3.604cm" svg:y="1.094cm">
          <text:p text:style-name="P1"><text:span text:style-name="T3">The Blueprint Anatom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40" draw:style-name="gr1" draw:text-style-name="P2" draw:layer="layout" svg:width="19.551cm" svg:height="8.085cm" svg:x="3.604cm" svg:y="4.354cm">
          <text:list text:style-name="L2">
            <text:list-item>
              <text:p text:style-name="P4"><text:span text:style-name="T2">Components Window</text:span></text:p>
            </text:list-item>
            <text:list-item>
              <text:p text:style-name="P4"><text:span text:style-name="T2">Construction Script</text:span></text:p>
            </text:list-item>
            <text:list-item>
              <text:p text:style-name="P4"><text:span text:style-name="T2">Event Graph</text:span></text:p>
            </text:list-item>
            <text:list-item>
              <text:p text:style-name="P4"><text:span text:style-name="T2">Functions</text:span></text:p>
            </text:list-item>
            <text:list-item>
              <text:p text:style-name="P4"><text:span text:style-name="T2">Variabl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7;p14:notes" presentation:style-name="pr14" draw:text-style-name="P3" draw:layer="layout" svg:width="15.239cm" svg:height="11.429cm" svg:x="1.905cm" svg:y="12.065cm" presentation:class="notes" presentation:placeholder="true" presentation:user-transformed="true">
            <draw:text-box/>
          </draw:frame>
          <draw:page-thumbnail draw:name="Google Shape;198;p14:notes" draw:style-name="gr2" draw:layer="layout" svg:width="12.7cm" svg:height="9.524cm" svg:x="3.176cm" svg:y="1.905cm" draw:page-number="14" presentation:class="page"/>
        </presentation:notes>
      </draw:page>
      <draw:page draw:name="page15" draw:style-name="dp1" draw:master-page-name="OBJECT" presentation:presentation-page-layout-name="AL2T11">
        <draw:custom-shape draw:name="Google Shape;206;p41" draw:style-name="gr1" draw:text-style-name="P2" draw:layer="layout" svg:width="19.551cm" svg:height="2.537cm" svg:x="3.604cm" svg:y="1.094cm">
          <text:p text:style-name="P1"><text:span text:style-name="T3">Who is Blueprint ideal f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41" draw:style-name="gr1" draw:text-style-name="P2" draw:layer="layout" svg:width="19.551cm" svg:height="8.085cm" svg:x="3.604cm" svg:y="4.354cm">
          <text:list text:style-name="L2">
            <text:list-item>
              <text:p text:style-name="P4"><text:span text:style-name="T2">Ideal for beginners who want to learn UE4 but have no programming experience yet</text:span></text:p>
            </text:list-item>
            <text:list-item>
              <text:p text:style-name="P4"><text:span text:style-name="T2">Ideal for artists and game designers who have no experience in programming and want to create quick prototypes or simple games.</text:span></text:p>
            </text:list-item>
            <text:list-item>
              <text:p text:style-name="P4"><text:span text:style-name="T2">Ideal for programmers working in a team that want to make part of the game logic available to artists or game designers in order to offload some of their work</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03;p15:notes" presentation:style-name="pr15" draw:text-style-name="P3" draw:layer="layout" svg:width="15.239cm" svg:height="11.429cm" svg:x="1.905cm" svg:y="12.065cm" presentation:class="notes" presentation:placeholder="true" presentation:user-transformed="true">
            <draw:text-box/>
          </draw:frame>
          <draw:page-thumbnail draw:name="Google Shape;204;p15:notes" draw:style-name="gr2" draw:layer="layout" svg:width="12.7cm" svg:height="9.524cm" svg:x="3.176cm" svg:y="1.905cm" draw:page-number="15" presentation:class="page"/>
        </presentation:notes>
      </draw:page>
      <draw:page draw:name="page16" draw:style-name="dp1" draw:master-page-name="OBJECT" presentation:presentation-page-layout-name="AL2T11">
        <draw:custom-shape draw:name="Google Shape;212;p42" draw:style-name="gr1" draw:text-style-name="P2" draw:layer="layout" svg:width="19.551cm" svg:height="2.537cm" svg:x="3.604cm" svg:y="1.094cm">
          <text:p text:style-name="P1"><text:span text:style-name="T3">Blueprint: Pros and C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42" draw:style-name="gr1" draw:text-style-name="P2" draw:layer="layout" svg:width="19.551cm" svg:height="9.398cm" svg:x="3.604cm" svg:y="3.633cm">
          <text:p text:style-name="P6"><text:span text:style-name="T2">Pros:</text:span></text:p>
          <text:list text:style-name="L2">
            <text:list-item>
              <text:p text:style-name="P5"><text:span text:style-name="T2">Highly productive specially for prototyping, creation, and iteration</text:span></text:p>
            </text:list-item>
            <text:list-item>
              <text:p text:style-name="P6"><text:span text:style-name="T2">Shallow learning curve</text:span></text:p>
            </text:list-item>
          </text:list>
          <text:p text:style-name="P5"><text:span text:style-name="T2">Cons:</text:span></text:p>
          <text:list text:continue-numbering="true" text:style-name="L2">
            <text:list-item>
              <text:p text:style-name="P5"><text:span text:style-name="T2">20x slower than C++, although Epic Games introduced Blueprint Nativization in the later versions of UE4 in order to circumvent performance issues by compiling Blueprints to C++; should be enabled manually, and still slower than hand-written C++</text:span></text:p>
            </text:list-item>
            <text:list-item>
              <text:p text:style-name="P6"><text:span text:style-name="T2">Does not have access to all engine features and API</text:span></text:p>
            </text:list-item>
            <text:list-item>
              <text:p text:style-name="P6"><text:span text:style-name="T2">Not as extensible as C++, specially for large projects</text:span></text:p>
            </text:list-item>
            <text:list-item>
              <text:p text:style-name="P6"><text:span text:style-name="T2">Although UE4 has good source control support for Blueprint (Git, Subversion, Perforce), it is not as good as C++ due to nature of Blueprint assets (text vs binar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09;p16:notes" presentation:style-name="pr16" draw:text-style-name="P3" draw:layer="layout" svg:width="15.239cm" svg:height="11.429cm" svg:x="1.905cm" svg:y="12.065cm" presentation:class="notes" presentation:placeholder="true" presentation:user-transformed="true">
            <draw:text-box/>
          </draw:frame>
          <draw:page-thumbnail draw:name="Google Shape;210;p16:notes" draw:style-name="gr2" draw:layer="layout" svg:width="12.7cm" svg:height="9.524cm" svg:x="3.176cm" svg:y="1.905cm" draw:page-number="16" presentation:class="page"/>
        </presentation:notes>
      </draw:page>
      <draw:page draw:name="page17" draw:style-name="dp1" draw:master-page-name="OBJECT" presentation:presentation-page-layout-name="AL2T11">
        <draw:custom-shape draw:name="Google Shape;218;p43" draw:style-name="gr1" draw:text-style-name="P2" draw:layer="layout" svg:width="19.551cm" svg:height="2.537cm" svg:x="3.604cm" svg:y="1.094cm">
          <text:p text:style-name="P1"><text:span text:style-name="T3">C++: Pros and C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43" draw:style-name="gr1" draw:text-style-name="P2" draw:layer="layout" svg:width="19.551cm" svg:height="8.085cm" svg:x="3.604cm" svg:y="4.354cm">
          <text:p text:style-name="P6"><text:span text:style-name="T2">Pros:</text:span></text:p>
          <text:list text:style-name="L2">
            <text:list-item>
              <text:p text:style-name="P5"><text:span text:style-name="T2">20x faster than Blueprint</text:span></text:p>
            </text:list-item>
            <text:list-item>
              <text:p text:style-name="P6"><text:span text:style-name="T2">Unrestricted access to all features and API of the engine</text:span></text:p>
            </text:list-item>
          </text:list>
          <text:p text:style-name="P5"><text:span text:style-name="T2">Cons:</text:span></text:p>
          <text:list text:continue-numbering="true" text:style-name="L2">
            <text:list-item>
              <text:p text:style-name="P5"><text:span text:style-name="T2">Steep learning curve</text:span></text:p>
            </text:list-item>
            <text:list-item>
              <text:p text:style-name="P6"><text:span text:style-name="T2">Less productive than Blueprint</text:span></text:p>
            </text:list-item>
            <text:list-item>
              <text:p text:style-name="P6"><text:span text:style-name="T2">Limited subset of C++ which sometimes looks and feels ugly</text:span></text:p>
            </text:list-item>
          </text:list>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15;p17:notes" presentation:style-name="pr17" draw:text-style-name="P3" draw:layer="layout" svg:width="15.239cm" svg:height="11.429cm" svg:x="1.905cm" svg:y="12.065cm" presentation:class="notes" presentation:placeholder="true" presentation:user-transformed="true">
            <draw:text-box/>
          </draw:frame>
          <draw:page-thumbnail draw:name="Google Shape;216;p17:notes" draw:style-name="gr2" draw:layer="layout" svg:width="12.7cm" svg:height="9.524cm" svg:x="3.176cm" svg:y="1.905cm" draw:page-number="17" presentation:class="page"/>
        </presentation:notes>
      </draw:page>
      <draw:page draw:name="page18" draw:style-name="dp1" draw:master-page-name="OBJECT" presentation:presentation-page-layout-name="AL2T11">
        <draw:custom-shape draw:name="Google Shape;224;p44" draw:style-name="gr1" draw:text-style-name="P2" draw:layer="layout" svg:width="19.551cm" svg:height="2.537cm" svg:x="3.604cm" svg:y="1.094cm">
          <text:p text:style-name="P1"><text:span text:style-name="T3">The choice of tool: Blueprints vs C++?</text:span><text:span text:style-name="T7"><text:line-break/></text:span><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44" draw:style-name="gr1" draw:text-style-name="P2" draw:layer="layout" svg:width="19.551cm" svg:height="8.869cm" svg:x="3.604cm" svg:y="3.633cm">
          <text:p text:style-name="P6"><text:span text:style-name="T5">C++ Advantages</text:span></text:p>
          <text:list text:style-name="L2">
            <text:list-item>
              <text:p text:style-name="P5"><text:span text:style-name="T5">Faster runtime performance</text:span><text:span text:style-name="T2">: C++ logic is significantly quicker than Blueprint logic</text:span></text:p>
            </text:list-item>
            <text:list-item>
              <text:p text:style-name="P6"><text:span text:style-name="T5">Explicit Design</text:span><text:span text:style-name="T2">: by exposing variables or functions from C++ you have more control over exposing members, so you can expose a formal “API” for your class and avoids creating overly large and hard to follow Blueprints</text:span></text:p>
            </text:list-item>
            <text:list-item>
              <text:p text:style-name="P6"><text:span text:style-name="T5">Broader Access</text:span><text:span text:style-name="T2">: in addition to access to more engine functionality, functions and variables exposed in C++, can be accessed from all other systems</text:span></text:p>
            </text:list-item>
            <text:list-item>
              <text:p text:style-name="P6"><text:span text:style-name="T5">More Data Control</text:span><text:span text:style-name="T2">: access to more specific functionality for loading and saving data</text:span></text:p>
            </text:list-item>
            <text:list-item>
              <text:p text:style-name="P6"><text:span text:style-name="T5">Network Replication</text:span><text:span text:style-name="T2">: replication support in Blueprints is straightforward, but tight control over replication bandwidth or timing is only possible through C++.</text:span></text:p>
            </text:list-item>
            <text:list-item>
              <text:p text:style-name="P6"><text:span text:style-name="T5">Better For Math</text:span><text:span text:style-name="T2">: C++ is more suitable for math-heavy operations</text:span></text:p>
            </text:list-item>
            <text:list-item>
              <text:p text:style-name="P6"><text:span text:style-name="T5">Easier to Diff/Merge</text:span><text:span text:style-name="T2">: since C++ code and data is stored as text it’s easier to manage under source control software</text:span></text:p>
            </text:list-item>
          </text:list>
          <text:p text:style-name="P5"><text:span text:style-name="T4"/></text:p>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21;p18:notes" presentation:style-name="pr18" draw:text-style-name="P3" draw:layer="layout" svg:width="15.239cm" svg:height="11.429cm" svg:x="1.905cm" svg:y="12.065cm" presentation:class="notes" presentation:placeholder="true" presentation:user-transformed="true">
            <draw:text-box/>
          </draw:frame>
          <draw:page-thumbnail draw:name="Google Shape;222;p18:notes" draw:style-name="gr2" draw:layer="layout" svg:width="12.7cm" svg:height="9.524cm" svg:x="3.176cm" svg:y="1.905cm" draw:page-number="18" presentation:class="page"/>
        </presentation:notes>
      </draw:page>
      <draw:page draw:name="page19" draw:style-name="dp1" draw:master-page-name="OBJECT" presentation:presentation-page-layout-name="AL2T11">
        <draw:custom-shape draw:name="Google Shape;230;p45" draw:style-name="gr1" draw:text-style-name="P2" draw:layer="layout" svg:width="19.551cm" svg:height="2.537cm" svg:x="3.604cm" svg:y="1.094cm">
          <text:p text:style-name="P1"><text:span text:style-name="T3">The choice of tool: Blueprints vs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45" draw:style-name="gr1" draw:text-style-name="P2" draw:layer="layout" svg:width="19.551cm" svg:height="8.806cm" svg:x="3.604cm" svg:y="3.633cm">
          <text:p text:style-name="P6"><text:span text:style-name="T5">Blueprint Advantages</text:span></text:p>
          <text:list text:style-name="L2">
            <text:list-item>
              <text:p text:style-name="P5"><text:span text:style-name="T5">Faster Creation</text:span><text:span text:style-name="T2">: prototyping brand new systems is often faster in Blueprint</text:span></text:p>
            </text:list-item>
            <text:list-item>
              <text:p text:style-name="P6"><text:span text:style-name="T5">Faster Iteration</text:span><text:span text:style-name="T2">: much quicker to modify Blueprint logic and preview inside the editor than to recompile the game, although hot reload can help</text:span></text:p>
            </text:list-item>
            <text:list-item>
              <text:p text:style-name="P6"><text:span text:style-name="T5">Better For Flow</text:span><text:span text:style-name="T2">: visualizing “game flow” in C++ is complicated</text:span></text:p>
            </text:list-item>
            <text:list-item>
              <text:p text:style-name="P6"><text:span text:style-name="T5">Flexible Editing</text:span><text:span text:style-name="T2">: designers and artists without specific technical training can create and edit Blueprints, which makes Blueprints ideal for assets that need to be modified by more than just engineers.</text:span></text:p>
            </text:list-item>
            <text:list-item>
              <text:p text:style-name="P6"><text:span text:style-name="T5">Easier Data Usage</text:span><text:span text:style-name="T2">: storing data inside Blueprint classes is much simpler and safer than inside C++ classes; Blueprints are suitable for classes that closely mix Data and Logic</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27;p19:notes" presentation:style-name="pr19" draw:text-style-name="P3" draw:layer="layout" svg:width="15.239cm" svg:height="11.429cm" svg:x="1.905cm" svg:y="12.065cm" presentation:class="notes" presentation:placeholder="true" presentation:user-transformed="true">
            <draw:text-box/>
          </draw:frame>
          <draw:page-thumbnail draw:name="Google Shape;228;p19:notes" draw:style-name="gr2" draw:layer="layout" svg:width="12.7cm" svg:height="9.524cm" svg:x="3.176cm" svg:y="1.905cm" draw:page-number="19" presentation:class="page"/>
        </presentation:notes>
      </draw:page>
      <draw:page draw:name="page20" draw:style-name="dp1" draw:master-page-name="OBJECT" presentation:presentation-page-layout-name="AL2T11">
        <draw:custom-shape draw:name="Google Shape;236;p46" draw:style-name="gr1" draw:text-style-name="P2" draw:layer="layout" svg:width="19.551cm" svg:height="2.537cm" svg:x="3.604cm" svg:y="1.094cm">
          <text:p text:style-name="P1"><text:span text:style-name="T3">A perfect mix: C++ and Bluepri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46" draw:style-name="gr1" draw:text-style-name="P2" draw:layer="layout" svg:width="19.551cm" svg:height="8.806cm" svg:x="3.604cm" svg:y="3.633cm">
          <text:p text:style-name="P6"><text:span text:style-name="T2">Suitable for Gameplay Logic</text:span></text:p>
          <text:list text:style-name="L2">
            <text:list-item>
              <text:p text:style-name="P5"><text:span text:style-name="T2">C++ Classes</text:span></text:p>
            </text:list-item>
            <text:list-item>
              <text:p text:style-name="P6"><text:span text:style-name="T2">Blueprint Classes</text:span></text:p>
            </text:list-item>
            <text:list-item>
              <text:p text:style-name="P6"><text:span text:style-name="T2">Custom Systems (e.g UE4 Materials Editor, Sequencer Tracks, and AI Behavior Trees)</text:span></text:p>
            </text:list-item>
          </text:list>
          <text:p text:style-name="P5"><text:span text:style-name="T2">Suitable for Data</text:span></text:p>
          <text:list text:continue-numbering="true" text:style-name="L2">
            <text:list-item>
              <text:p text:style-name="P5"><text:span text:style-name="T2">C++ Classes</text:span></text:p>
            </text:list-item>
            <text:list-item>
              <text:p text:style-name="P6"><text:span text:style-name="T2">Blueprint Classes</text:span></text:p>
            </text:list-item>
            <text:list-item>
              <text:p text:style-name="P6"><text:span text:style-name="T2">For Data you have more options than C++ and Blueprints: Config Files, Data Assets, Tables, Placed Instances, Custom Systems as with Gameplay Logic (e.g. Save Games) </text:span></text:p>
            </text:list-item>
          </text:list>
          <text:p text:style-name="P5"><text:span text:style-name="T2">In the real world, a mid to large-scale project uses a balanced dose of each. In fact C++ and Blueprints are tightly coupled in Unreal Engine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3;p20:notes" presentation:style-name="pr20" draw:text-style-name="P3" draw:layer="layout" svg:width="15.239cm" svg:height="11.429cm" svg:x="1.905cm" svg:y="12.065cm" presentation:class="notes" presentation:placeholder="true" presentation:user-transformed="true">
            <draw:text-box/>
          </draw:frame>
          <draw:page-thumbnail draw:name="Google Shape;234;p20:notes" draw:style-name="gr2" draw:layer="layout" svg:width="12.7cm" svg:height="9.524cm" svg:x="3.176cm" svg:y="1.905cm" draw:page-number="20" presentation:class="page"/>
        </presentation:notes>
      </draw:page>
      <draw:page draw:name="page21" draw:style-name="dp1" draw:master-page-name="OBJECT" presentation:presentation-page-layout-name="AL2T11">
        <draw:custom-shape draw:name="Google Shape;242;p47" draw:style-name="gr1" draw:text-style-name="P2" draw:layer="layout" svg:width="19.551cm" svg:height="2.537cm" svg:x="3.604cm" svg:y="1.094cm">
          <text:p text:style-name="P1"><text:span text:style-name="T3">What about the aesthetics, art, game design, and storytel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47" draw:style-name="gr1" draw:text-style-name="P2" draw:layer="layout" svg:width="19.551cm" svg:height="8.085cm" svg:x="3.604cm" svg:y="4.354cm">
          <text:list text:style-name="L2">
            <text:list-item>
              <text:p text:style-name="P4"><text:span text:style-name="T2">Well, creating an awesome game would require specialized expertise in many fields (similar to how a movie is created) and usually cannot be done by one person alone (although there are some exceptions) </text:span></text:p>
            </text:list-item>
            <text:list-item>
              <text:p text:style-name="P4"><text:span text:style-name="T2">As a result, a rich games asset marketplace exists for UE4 filled with 2D assets, 3D models, textures, materials, <text:s/>3D characters, weapons, environment assets, animations, particles and visual effects, and music and sfx assets</text:span></text:p>
            </text:list-item>
            <text:list-item>
              <text:p text:style-name="P4"><text:span text:style-name="T2">There are also plenty of general purpose reusable Blueprints classes or C++ plugins available through UE4 Marketplace which can be used from both Blueprint and C++; e.g. Finite State Machines, Object Pools, FPS Kits, …</text:span></text:p>
            </text:list-item>
            <text:list-item>
              <text:p text:style-name="P4"><text:span text:style-name="T2">In later slides, I’ll also introduce other resources in order to get yourself familiarized with various game development skills other than programming; in fact it is a norm among indie and small developers for one person to accept and fill various development rules in the tea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9;p21:notes" presentation:style-name="pr21" draw:text-style-name="P3" draw:layer="layout" svg:width="15.239cm" svg:height="11.429cm" svg:x="1.905cm" svg:y="12.065cm" presentation:class="notes" presentation:placeholder="true" presentation:user-transformed="true">
            <draw:text-box/>
          </draw:frame>
          <draw:page-thumbnail draw:name="Google Shape;240;p21:notes" draw:style-name="gr2" draw:layer="layout" svg:width="12.7cm" svg:height="9.524cm" svg:x="3.176cm" svg:y="1.905cm" draw:page-number="21" presentation:class="page"/>
        </presentation:notes>
      </draw:page>
      <draw:page draw:name="page22" draw:style-name="dp1" draw:master-page-name="OBJECT" presentation:presentation-page-layout-name="AL2T11">
        <draw:custom-shape draw:name="Google Shape;248;p48" draw:style-name="gr1" draw:text-style-name="P2" draw:layer="layout" svg:width="19.551cm" svg:height="2.537cm" svg:x="3.604cm" svg:y="1.094cm">
          <text:p text:style-name="P1"><text:span text:style-name="T3">Nah! Games are boring! What else can I do in Unreal Engine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9;p48" draw:style-name="gr1" draw:text-style-name="P2" draw:layer="layout" svg:width="19.551cm" svg:height="8.085cm" svg:x="3.604cm" svg:y="4.354cm">
          <text:list text:style-name="L2">
            <text:list-item>
              <text:p text:style-name="P4"><text:span text:style-name="T5">Simulation or Real-Time Design</text:span><text:span text:style-name="T2">: in fact NASA, McLaren, and Microsoft AirSim (open source, hosted on GitHub) utilize Unreal Engine 4 this way</text:span></text:p>
            </text:list-item>
            <text:list-item>
              <text:p text:style-name="P4"><text:span text:style-name="T5">AR/VR</text:span></text:p>
            </text:list-item>
            <text:list-item>
              <text:p text:style-name="P4"><text:span text:style-name="T5">Creating</text:span><text:span text:style-name="T2"> generic art, animation, vfx, and music assets, or pre-built reusable Blueprints, or C++ plugins and selling them to other UE4 developers on UE4 Marketplace which proves to be a profitable business for some developers; considering the 88% (developer) / 12% (store) revenue share and more than 6.3 million users or 8 million downloads from Marketplace since its launch in 2014 up to July 2018</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5;p22:notes" presentation:style-name="pr22" draw:text-style-name="P3" draw:layer="layout" svg:width="15.239cm" svg:height="11.429cm" svg:x="1.905cm" svg:y="12.065cm" presentation:class="notes" presentation:placeholder="true" presentation:user-transformed="true">
            <draw:text-box/>
          </draw:frame>
          <draw:page-thumbnail draw:name="Google Shape;246;p22:notes" draw:style-name="gr2" draw:layer="layout" svg:width="12.7cm" svg:height="9.524cm" svg:x="3.176cm" svg:y="1.905cm" draw:page-number="22" presentation:class="page"/>
        </presentation:notes>
      </draw:page>
      <draw:page draw:name="page23" draw:style-name="dp1" draw:master-page-name="OBJECT" presentation:presentation-page-layout-name="AL2T11">
        <draw:custom-shape draw:name="Google Shape;254;p49" draw:style-name="gr1" draw:text-style-name="P2" draw:layer="layout" svg:width="19.551cm" svg:height="2.537cm" svg:x="3.604cm" svg:y="1.094cm">
          <text:p text:style-name="P1"><text:span text:style-name="T3">How to obtain a copy of Unreal Engine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p49" draw:style-name="gr1" draw:text-style-name="P2" draw:layer="layout" svg:width="19.551cm" svg:height="8.806cm" svg:x="3.604cm" svg:y="3.633cm">
          <text:p text:style-name="P6"><text:span text:style-name="T8">There are two ways to obtain a copy of Unreal Engine 4 for free:</text:span></text:p>
          <text:list text:style-name="L4">
            <text:list-item>
              <text:p text:style-name="P5"><text:span text:style-name="T8">A binary version through Epic Games Launcher documented here https://docs.unrealengine.com/en-US/GettingStarted/Installation mostly suitable for Blueprint only projects</text:span></text:p>
            </text:list-item>
          </text:list>
          <text:p text:style-name="P5"><text:span text:style-name="T8">A Farsi/Persian translation is also available at https://fa.babaei.net/blog/unreal-engine-installation/</text:span></text:p>
          <text:list text:continue-numbering="true" text:style-name="L4">
            <text:list-item>
              <text:p text:style-name="P5"><text:span text:style-name="T8">Building Unreal Engine 4 from GitHub source which is the recommended method for mid to large C++ <text:s/>projects; please note that it’s a private GitHub repository and requires an initial registration and activation through Epic Games Launcher</text:span></text:p>
            </text:list-item>
          </text:list>
          <text:p text:style-name="P5"><text:span text:style-name="T8">Downloading source code documentation: https://docs.unrealengine.com/en-us/GettingStarted/DownloadingUnrealEngine</text:span></text:p>
          <text:p text:style-name="P5"><text:span text:style-name="T8">Building from source documentation for Windows, MacOS, and Linux: https://docs.unrealengine.com/en-us/GettingStarted/DownloadingUnrealEngine</text:span></text:p>
          <text:p text:style-name="P5"><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1;p23:notes" presentation:style-name="pr23" draw:text-style-name="P3" draw:layer="layout" svg:width="15.239cm" svg:height="11.429cm" svg:x="1.905cm" svg:y="12.065cm" presentation:class="notes" presentation:placeholder="true" presentation:user-transformed="true">
            <draw:text-box/>
          </draw:frame>
          <draw:page-thumbnail draw:name="Google Shape;252;p23:notes" draw:style-name="gr2" draw:layer="layout" svg:width="12.7cm" svg:height="9.524cm" svg:x="3.176cm" svg:y="1.905cm" draw:page-number="23" presentation:class="page"/>
        </presentation:notes>
      </draw:page>
      <draw:page draw:name="page24" draw:style-name="dp1" draw:master-page-name="OBJECT" presentation:presentation-page-layout-name="AL2T11">
        <draw:custom-shape draw:name="Google Shape;260;p50" draw:style-name="gr1" draw:text-style-name="P2" draw:layer="layout" svg:width="19.551cm" svg:height="2.537cm" svg:x="3.604cm" svg:y="1.094cm">
          <text:p text:style-name="P1"><text:span text:style-name="T3">Let’s create a 3D third-person endless runner game in 2 hou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50" draw:style-name="gr1" draw:text-style-name="P2" draw:layer="layout" svg:width="19.551cm" svg:height="8.085cm" svg:x="3.604cm" svg:y="4.354cm">
          <text:p text:style-name="P6"><text:span text:style-name="T2">We are going to implement a prototype game similar to Jungle Run or Subway Surfers in pure Blueprints in just two hours!</text:span></text:p>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7;p24:notes" presentation:style-name="pr24" draw:text-style-name="P3" draw:layer="layout" svg:width="15.239cm" svg:height="11.429cm" svg:x="1.905cm" svg:y="12.065cm" presentation:class="notes" presentation:placeholder="true" presentation:user-transformed="true">
            <draw:text-box/>
          </draw:frame>
          <draw:page-thumbnail draw:name="Google Shape;258;p24:notes" draw:style-name="gr2" draw:layer="layout" svg:width="12.7cm" svg:height="9.524cm" svg:x="3.176cm" svg:y="1.905cm" draw:page-number="24" presentation:class="page"/>
        </presentation:notes>
      </draw:page>
      <draw:page draw:name="page25" draw:style-name="dp1" draw:master-page-name="OBJECT" presentation:presentation-page-layout-name="AL2T11">
        <draw:custom-shape draw:name="Google Shape;266;p51" draw:style-name="gr1" draw:text-style-name="P2" draw:layer="layout" svg:width="19.551cm" svg:height="2.537cm" svg:x="3.604cm" svg:y="1.094cm">
          <text:p text:style-name="P1"><text:span text:style-name="T3">Where to go from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p51" draw:style-name="gr1" draw:text-style-name="P2" draw:layer="layout" svg:width="19.551cm" svg:height="8.085cm" svg:x="3.604cm" svg:y="4.354cm">
          <text:list text:style-name="L2">
            <text:list-item>
              <text:p text:style-name="P4"><text:span text:style-name="T2">Free Unreal Engine 4 learning resources</text:span></text:p>
            </text:list-item>
            <text:list-item>
              <text:p text:style-name="P4"><text:span text:style-name="T2">Paid Unreal Engine 4 learning resources</text:span></text:p>
            </text:list-item>
            <text:list-item>
              <text:p text:style-name="P4"><text:span text:style-name="T2">Hardcore Unreal Engine 4 / C++ game development learning resources</text:span></text:p>
            </text:list-item>
            <text:list-item>
              <text:p text:style-name="P4"><text:span text:style-name="T2">Resources to learn more about game design and development in general</text:span></text:p>
            </text:list-item>
            <text:list-item>
              <text:p text:style-name="P4"><text:span text:style-name="T2">Hardcore game development learning resources (technical and highly advanced)</text:span></text:p>
            </text:list-item>
            <text:list-item>
              <text:p text:style-name="P4"><text:span text:style-name="T2">Getting involved with active Unreal Engine 4 game development communities</text:span></text:p>
            </text:list-item>
            <text:list-item>
              <text:p text:style-name="P4"><text:span text:style-name="T2">Even more game development communiti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3;p25:notes" presentation:style-name="pr25" draw:text-style-name="P3" draw:layer="layout" svg:width="15.239cm" svg:height="11.429cm" svg:x="1.905cm" svg:y="12.065cm" presentation:class="notes" presentation:placeholder="true" presentation:user-transformed="true">
            <draw:text-box/>
          </draw:frame>
          <draw:page-thumbnail draw:name="Google Shape;264;p25:notes" draw:style-name="gr2" draw:layer="layout" svg:width="12.7cm" svg:height="9.524cm" svg:x="3.176cm" svg:y="1.905cm" draw:page-number="25" presentation:class="page"/>
        </presentation:notes>
      </draw:page>
      <draw:page draw:name="page26" draw:style-name="dp1" draw:master-page-name="OBJECT" presentation:presentation-page-layout-name="AL2T11">
        <draw:custom-shape draw:name="Google Shape;272;p52" draw:style-name="gr1" draw:text-style-name="P2" draw:layer="layout" svg:width="19.551cm" svg:height="2.537cm" svg:x="3.604cm" svg:y="1.094cm">
          <text:p text:style-name="P1"><text:span text:style-name="T3">Free Unreal Engine 4 learning re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p52" draw:style-name="gr1" draw:text-style-name="P2" draw:layer="layout" svg:width="19.551cm" svg:height="8.085cm" svg:x="3.604cm" svg:y="4.354cm">
          <text:list text:style-name="L2">
            <text:list-item>
              <text:p text:style-name="P4"><text:span text:style-name="T2">Official Unreal Engine 4 Documentation - https://docs.unrealengine.com/</text:span></text:p>
            </text:list-item>
            <text:list-item>
              <text:p text:style-name="P4"><text:span text:style-name="T2">Official Unreal Engine 4 Youtube Channel - https://www.youtube.com/user/UnrealDevelopmentKit/</text:span></text:p>
            </text:list-item>
            <text:list-item>
              <text:p text:style-name="P4"><text:span text:style-name="T2">Unreal Engine 4 Wiki - https://wiki.unrealengine.co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9;p26:notes" presentation:style-name="pr26" draw:text-style-name="P3" draw:layer="layout" svg:width="15.239cm" svg:height="11.429cm" svg:x="1.905cm" svg:y="12.065cm" presentation:class="notes" presentation:placeholder="true" presentation:user-transformed="true">
            <draw:text-box/>
          </draw:frame>
          <draw:page-thumbnail draw:name="Google Shape;270;p26:notes" draw:style-name="gr2" draw:layer="layout" svg:width="12.7cm" svg:height="9.524cm" svg:x="3.176cm" svg:y="1.905cm" draw:page-number="26" presentation:class="page"/>
        </presentation:notes>
      </draw:page>
      <draw:page draw:name="page27" draw:style-name="dp1" draw:master-page-name="OBJECT" presentation:presentation-page-layout-name="AL2T11">
        <draw:custom-shape draw:name="Google Shape;278;p53" draw:style-name="gr1" draw:text-style-name="P2" draw:layer="layout" svg:width="19.551cm" svg:height="2.537cm" svg:x="3.604cm" svg:y="1.094cm">
          <text:p text:style-name="P1"><text:span text:style-name="T3">Paid Unreal Engine 4 learning re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9;p53" draw:style-name="gr1" draw:text-style-name="P2" draw:layer="layout" svg:width="19.551cm" svg:height="8.085cm" svg:x="3.604cm" svg:y="4.354cm">
          <text:list text:style-name="L2">
            <text:list-item>
              <text:p text:style-name="P4"><text:span text:style-name="T2">Unreal Engine 4 Books, Videos, Courses from Packt Publishing https://www.packtpub.com/</text:span></text:p>
            </text:list-item>
            <text:list-item>
              <text:p text:style-name="P4"><text:span text:style-name="T2">Unreal Engine 4 Courses from Udemy</text:span></text:p>
            </text:list-item>
          </text:list>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75;p27:notes" presentation:style-name="pr27" draw:text-style-name="P3" draw:layer="layout" svg:width="15.239cm" svg:height="11.429cm" svg:x="1.905cm" svg:y="12.065cm" presentation:class="notes" presentation:placeholder="true" presentation:user-transformed="true">
            <draw:text-box/>
          </draw:frame>
          <draw:page-thumbnail draw:name="Google Shape;276;p27:notes" draw:style-name="gr2" draw:layer="layout" svg:width="12.7cm" svg:height="9.524cm" svg:x="3.176cm" svg:y="1.905cm" draw:page-number="27" presentation:class="page"/>
        </presentation:notes>
      </draw:page>
      <draw:page draw:name="page28" draw:style-name="dp1" draw:master-page-name="OBJECT" presentation:presentation-page-layout-name="AL2T11">
        <draw:custom-shape draw:name="Google Shape;284;p54" draw:style-name="gr1" draw:text-style-name="P2" draw:layer="layout" svg:width="19.551cm" svg:height="2.537cm" svg:x="3.604cm" svg:y="1.094cm">
          <text:p text:style-name="P1"><text:span text:style-name="T3">Hardcore Unreal Engine 4 / C++ game development learning resources</text:span><text:span text:style-name="T10"><text:line-break/></text:span><text:span text:style-name="T7"><text:line-break/></text:span><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p54" draw:style-name="gr1" draw:text-style-name="P2" draw:layer="layout" svg:width="19.551cm" svg:height="8.085cm" svg:x="3.604cm" svg:y="4.354cm">
          <text:list text:style-name="L2">
            <text:list-item>
              <text:p text:style-name="P4"><text:span text:style-name="T5">Shooter Game</text:span><text:span text:style-name="T2"> from Epic Games Launcher - https://docs.unrealengine.com/en-us/Resources/SampleGames/ShooterGame</text:span></text:p>
            </text:list-item>
            <text:list-item>
              <text:p text:style-name="P4"><text:span text:style-name="T2">Tom Looman’s </text:span><text:span text:style-name="T5">Epic Survival Game</text:span><text:span text:style-name="T2"> Series - https://github.com/tomlooman/EpicSurvivalGameSeries</text:span></text:p>
            </text:list-item>
            <text:list-item>
              <text:p text:style-name="P4"><text:span text:style-name="T5">Unreal Engine 4 Mastery: Create Multiplayer Games with C++</text:span><text:span text:style-name="T2"> by Tom Looman - https://www.udemy.com/unrealengine-cpp/</text:span></text:p>
            </text:list-item>
            <text:list-item>
              <text:p text:style-name="P4"><text:span text:style-name="T5">Unreal Engine C++ Developer: Learn C++ and Make Video Games</text:span><text:span text:style-name="T2"> by Ben Tristem and Sam Pattuzzi - https://www.udemy.com/unrealcours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1;p28:notes" presentation:style-name="pr28" draw:text-style-name="P3" draw:layer="layout" svg:width="15.239cm" svg:height="11.429cm" svg:x="1.905cm" svg:y="12.065cm" presentation:class="notes" presentation:placeholder="true" presentation:user-transformed="true">
            <draw:text-box/>
          </draw:frame>
          <draw:page-thumbnail draw:name="Google Shape;282;p28:notes" draw:style-name="gr2" draw:layer="layout" svg:width="12.7cm" svg:height="9.524cm" svg:x="3.176cm" svg:y="1.905cm" draw:page-number="28" presentation:class="page"/>
        </presentation:notes>
      </draw:page>
      <draw:page draw:name="page29" draw:style-name="dp1" draw:master-page-name="OBJECT" presentation:presentation-page-layout-name="AL2T11">
        <draw:custom-shape draw:name="Google Shape;290;p55" draw:style-name="gr1" draw:text-style-name="P2" draw:layer="layout" svg:width="19.551cm" svg:height="2.537cm" svg:x="3.604cm" svg:y="1.094cm">
          <text:p text:style-name="P1"><text:span text:style-name="T3">Resources to learn more about game design and development in general</text:span><text:span text:style-name="T10"><text:line-break/></text:span><text:span text:style-name="T7"><text:line-break/></text:span><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55" draw:style-name="gr1" draw:text-style-name="P2" draw:layer="layout" svg:width="19.551cm" svg:height="8.085cm" svg:x="3.604cm" svg:y="4.354cm">
          <text:list text:style-name="L2">
            <text:list-item>
              <text:p text:style-name="P4"><text:span text:style-name="T5">The Art of Game Design: A Book of Lenses 2nd Edition</text:span><text:span text:style-name="T2"> by Jesse Schell</text:span></text:p>
            </text:list-item>
            <text:list-item>
              <text:p text:style-name="P4"><text:span text:style-name="T5">Level Up! The Guide to Great Video Game Design</text:span><text:span text:style-name="T2"> by Scott Rogers</text:span></text:p>
            </text:list-item>
            <text:list-item>
              <text:p text:style-name="P4"><text:span text:style-name="T5">How Games Move US: Emotion by Design</text:span><text:span text:style-name="T2"> by Katherine Isbister - https://mitpress.mit.edu/books/how-games-move-us</text:span></text:p>
            </text:list-item>
            <text:list-item>
              <text:p text:style-name="P4"><text:span text:style-name="T5">Amnesia Fortnight</text:span><text:span text:style-name="T2"> (2012, 2014, 2017) by Double Fine in conjunction with Humble Bundle - https://www.doublefine.com/fortnight</text:span></text:p>
            </text:list-item>
            <text:list-item>
              <text:p text:style-name="P4"><text:span text:style-name="T5">Blender 3D: Noob to Pro</text:span><text:span text:style-name="T2"> a featured book on Wikibooks and shared effort by numerous artists, authors, and editors in order to get familiarized with 3D content creation using free and open source tool Blender 3D</text:span></text:p>
            </text:list-item>
            <text:list-item>
              <text:p text:style-name="P4"><text:span text:style-name="T5">Extra Credits</text:span><text:span text:style-name="T2"> - https://www.youtube.com/user/ExtraCreditz/</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7;p29:notes" presentation:style-name="pr29" draw:text-style-name="P3" draw:layer="layout" svg:width="15.239cm" svg:height="11.429cm" svg:x="1.905cm" svg:y="12.065cm" presentation:class="notes" presentation:placeholder="true" presentation:user-transformed="true">
            <draw:text-box/>
          </draw:frame>
          <draw:page-thumbnail draw:name="Google Shape;288;p29:notes" draw:style-name="gr2" draw:layer="layout" svg:width="12.7cm" svg:height="9.524cm" svg:x="3.176cm" svg:y="1.905cm" draw:page-number="29" presentation:class="page"/>
        </presentation:notes>
      </draw:page>
      <draw:page draw:name="page30" draw:style-name="dp1" draw:master-page-name="OBJECT" presentation:presentation-page-layout-name="AL2T11">
        <draw:custom-shape draw:name="Google Shape;296;p56" draw:style-name="gr1" draw:text-style-name="P2" draw:layer="layout" svg:width="19.551cm" svg:height="2.537cm" svg:x="3.604cm" svg:y="1.094cm">
          <text:p text:style-name="P1"><text:span text:style-name="T3">Resources to learn more about hardcore game development (technical and highly advanced)</text:span><text:span text:style-name="T10"><text:line-break/></text:span><text:span text:style-name="T7"><text:line-break/></text:span><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56" draw:style-name="gr1" draw:text-style-name="P2" draw:layer="layout" svg:width="19.551cm" svg:height="8.085cm" svg:x="3.604cm" svg:y="4.354cm">
          <text:list text:style-name="L2">
            <text:list-item>
              <text:p text:style-name="P4"><text:span text:style-name="T5">Game Engine Architecture, Third Edition</text:span><text:span text:style-name="T2"> by Jason Gregory - https://www.gameenginebook.com/</text:span></text:p>
            </text:list-item>
            <text:list-item>
              <text:p text:style-name="P4"><text:span text:style-name="T5">The Nature of Code: Simulating Natural Systems with Processing</text:span><text:span text:style-name="T2"> free and open source book by Daniel Shiffman - https://natureofcode.com/</text:span></text:p>
            </text:list-item>
            <text:list-item>
              <text:p text:style-name="P4"><text:span text:style-name="T5">Handmade Hero</text:span><text:span text:style-name="T2"> series by Casey Muratori - https://handmadehero.org/</text:span></text:p>
            </text:list-item>
            <text:list-item>
              <text:p text:style-name="P4"><text:span text:style-name="T5">ThinMatrix</text:span><text:span text:style-name="T2"> - https://www.youtube.com/user/ThinMatrix</text:span></text:p>
            </text:list-item>
            <text:list-item>
              <text:p text:style-name="P4"><text:span text:style-name="T5">Thebennybox</text:span><text:span text:style-name="T2"> - https://www.youtube.com/user/thebennybox</text:span></text:p>
            </text:list-item>
            <text:list-item>
              <text:p text:style-name="P4"><text:span text:style-name="T5">edX Computer Graphics Course</text:span><text:span text:style-name="T2"> from The University of California, San Diego - https://www.edx.org/course/computer-graphics</text:span></text:p>
            </text:list-item>
            <text:list-item>
              <text:p text:style-name="P4"><text:span text:style-name="T5">Math for Game Developers </text:span><text:span text:style-name="T2">by Jorge Rodriguez - </text:span><text:span text:style-name="T11"><text:s/>https://www.youtube.com/playlist?list=PLW3Zl3wyJwWOpdhYedlD-yCB7WQoHf-M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3;p30:notes" presentation:style-name="pr30" draw:text-style-name="P3" draw:layer="layout" svg:width="15.239cm" svg:height="11.429cm" svg:x="1.905cm" svg:y="12.065cm" presentation:class="notes" presentation:placeholder="true" presentation:user-transformed="true">
            <draw:text-box/>
          </draw:frame>
          <draw:page-thumbnail draw:name="Google Shape;294;p30:notes" draw:style-name="gr2" draw:layer="layout" svg:width="12.7cm" svg:height="9.524cm" svg:x="3.176cm" svg:y="1.905cm" draw:page-number="30" presentation:class="page"/>
        </presentation:notes>
      </draw:page>
      <draw:page draw:name="page31" draw:style-name="dp1" draw:master-page-name="OBJECT" presentation:presentation-page-layout-name="AL2T11">
        <draw:custom-shape draw:name="Google Shape;302;p57" draw:style-name="gr1" draw:text-style-name="P2" draw:layer="layout" svg:width="19.551cm" svg:height="2.537cm" svg:x="3.604cm" svg:y="1.094cm">
          <text:p text:style-name="P1"><text:span text:style-name="T3">Getting involved with active Unreal Engine 4 game development communities</text:span><text:span text:style-name="T10"><text:line-break/></text:span><text:span text:style-name="T10"><text:line-break/></text:span><text:span text:style-name="T10"><text:line-break/></text:span><text:span text:style-name="T7"><text:line-break/></text:span><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3;p57" draw:style-name="gr1" draw:text-style-name="P2" draw:layer="layout" svg:width="19.551cm" svg:height="8.085cm" svg:x="3.604cm" svg:y="4.354cm">
          <text:list text:style-name="L2">
            <text:list-item>
              <text:p text:style-name="P4"><text:span text:style-name="T5">Official Unreal Engine Forums</text:span><text:span text:style-name="T2"> - https://forums.unrealengine.com/</text:span></text:p>
            </text:list-item>
            <text:list-item>
              <text:p text:style-name="P4"><text:span text:style-name="T5">Official UE4 AnswerHub</text:span><text:span text:style-name="T2"> - https://answers.unrealengine.com/</text:span></text:p>
            </text:list-item>
            <text:list-item>
              <text:p text:style-name="P4"><text:span text:style-name="T5">r/unrealengine</text:span><text:span text:style-name="T2"> - https://www.reddit.com/r/unrealengine/</text:span></text:p>
            </text:list-item>
            <text:list-item>
              <text:p text:style-name="P4"><text:span text:style-name="T5">Unreal Slackers on Discord</text:span><text:span text:style-name="T2"> - http://unrealslackers.org/</text:span></text:p>
            </text:list-item>
            <text:list-item>
              <text:p text:style-name="P4"><text:span text:style-name="T5">Unreal Engine 4 IRC</text:span><text:span text:style-name="T2"> on freenode - http://webchat.freenode.net/?channels=%23unrealengin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9;p31:notes" presentation:style-name="pr31" draw:text-style-name="P3" draw:layer="layout" svg:width="15.239cm" svg:height="11.429cm" svg:x="1.905cm" svg:y="12.065cm" presentation:class="notes" presentation:placeholder="true" presentation:user-transformed="true">
            <draw:text-box/>
          </draw:frame>
          <draw:page-thumbnail draw:name="Google Shape;300;p31:notes" draw:style-name="gr2" draw:layer="layout" svg:width="12.7cm" svg:height="9.524cm" svg:x="3.176cm" svg:y="1.905cm" draw:page-number="31" presentation:class="page"/>
        </presentation:notes>
      </draw:page>
      <draw:page draw:name="page32" draw:style-name="dp1" draw:master-page-name="OBJECT" presentation:presentation-page-layout-name="AL2T11">
        <draw:custom-shape draw:name="Google Shape;308;p58" draw:style-name="gr1" draw:text-style-name="P2" draw:layer="layout" svg:width="19.551cm" svg:height="2.537cm" svg:x="3.604cm" svg:y="1.094cm">
          <text:p text:style-name="P1"><text:span text:style-name="T3">Even more game development communities</text:span><text:span text:style-name="T10"><text:line-break/></text:span><text:span text:style-name="T10"><text:line-break/></text:span><text:span text:style-name="T10"><text:line-break/></text:span><text:span text:style-name="T7"><text:line-break/></text:span><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p58" draw:style-name="gr1" draw:text-style-name="P2" draw:layer="layout" svg:width="19.551cm" svg:height="8.085cm" svg:x="3.604cm" svg:y="4.354cm">
          <text:list text:style-name="L2">
            <text:list-item>
              <text:p text:style-name="P4"><text:span text:style-name="T5">r/gamedev</text:span><text:span text:style-name="T2"> - https://www.reddit.com/r/gamedev/</text:span></text:p>
            </text:list-item>
            <text:list-item>
              <text:p text:style-name="P4"><text:span text:style-name="T5">gamedev.net</text:span><text:span text:style-name="T2"> - https://www.gamedev.net/forums</text:span></text:p>
            </text:list-item>
            <text:list-item>
              <text:p text:style-name="P4"><text:span text:style-name="T5">TIGForums</text:span><text:span text:style-name="T2"> - https://forums.tigsource.com/</text:span></text:p>
            </text:list-item>
            <text:list-item>
              <text:p text:style-name="P4"><text:span text:style-name="T5">Game Dev League</text:span><text:span text:style-name="T2"> - https://discord.gg/0TYNJfCU4De7YIk8</text:span></text:p>
            </text:list-item>
            <text:list-item>
              <text:p text:style-name="P4"><text:span text:style-name="T5">Gamasutra</text:span><text:span text:style-name="T2"> - http://www.gamasutra.com/</text:span></text:p>
            </text:list-item>
            <text:list-item>
              <text:p text:style-name="P4"><text:span text:style-name="T5">Handmade Hero Networks</text:span><text:span text:style-name="T2"> - https://hero.handmade.network/forum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05;p32:notes" presentation:style-name="pr32" draw:text-style-name="P3" draw:layer="layout" svg:width="15.239cm" svg:height="11.429cm" svg:x="1.905cm" svg:y="12.065cm" presentation:class="notes" presentation:placeholder="true" presentation:user-transformed="true">
            <draw:text-box/>
          </draw:frame>
          <draw:page-thumbnail draw:name="Google Shape;306;p32:notes" draw:style-name="gr2" draw:layer="layout" svg:width="12.7cm" svg:height="9.524cm" svg:x="3.176cm" svg:y="1.905cm" draw:page-number="32" presentation:class="page"/>
        </presentation:notes>
      </draw:page>
      <draw:page draw:name="page33" draw:style-name="dp1" draw:master-page-name="OBJECT" presentation:presentation-page-layout-name="AL2T11">
        <draw:custom-shape draw:name="Google Shape;314;p59" draw:style-name="gr1" draw:text-style-name="P2" draw:layer="layout" svg:width="19.551cm" svg:height="2.537cm" svg:x="3.604cm" svg:y="1.094cm">
          <text:p text:style-name="P1"><text:span text:style-name="T3">Any success stories for small dev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5;p59" draw:style-name="gr1" draw:text-style-name="P2" draw:layer="layout" svg:width="19.551cm" svg:height="8.085cm" svg:x="3.604cm" svg:y="4.354cm">
          <text:p text:style-name="P6"><text:span text:style-name="T5">Indie Game: The Movie</text:span><text:span text:style-name="T2"> (2012), it’s a must see! - http://indiegamethemovie.com/</text:span></text:p>
          <text:p text:style-name="P5"><text:span text:style-name="T5">WAY TO THE WOODS</text:span><text:span text:style-name="T2"> (Unreal Engine 4 game) by a 16 years old Australian artist - https://redd.it/8274bo</text:span></text:p>
          <text:p text:style-name="P5"><text:span text:style-name="T5">Omno</text:span><text:span text:style-name="T2"> (Unreal Engine 4 and Blueprint only game), according to Kickstarter 3,471 backers pledged €97,769 to help bring this project to life. - https://redd.it/9vkxo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11;p33:notes" presentation:style-name="pr33" draw:text-style-name="P3" draw:layer="layout" svg:width="15.239cm" svg:height="11.429cm" svg:x="1.905cm" svg:y="12.065cm" presentation:class="notes" presentation:placeholder="true" presentation:user-transformed="true">
            <draw:text-box/>
          </draw:frame>
          <draw:page-thumbnail draw:name="Google Shape;312;p33:notes" draw:style-name="gr2" draw:layer="layout" svg:width="12.7cm" svg:height="9.524cm" svg:x="3.176cm" svg:y="1.905cm" draw:page-number="33" presentation:class="page"/>
        </presentation:notes>
      </draw:page>
      <draw:page draw:name="page34" draw:style-name="dp1" draw:master-page-name="OBJECT" presentation:presentation-page-layout-name="AL2T11">
        <draw:custom-shape draw:name="Google Shape;320;p60" draw:style-name="gr1" draw:text-style-name="P2" draw:layer="layout" svg:width="19.551cm" svg:height="2.537cm" svg:x="3.604cm" svg:y="1.094cm">
          <text:p text:style-name="P1"><text:span text:style-name="T3">Lic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p60" draw:style-name="gr1" draw:text-style-name="P2" draw:layer="layout" svg:width="19.551cm" svg:height="8.085cm" svg:x="3.604cm" svg:y="4.354cm">
          <text:p text:style-name="P6"><text:span text:style-name="T2">Feel free to share and adapt this presentation under (CC BY-SA 3.0) Creative Commons Attribution-ShareAlike 3.0 Unported License - https://creativecommons.org/licenses/by-sa/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17;p34:notes" presentation:style-name="pr34" draw:text-style-name="P3" draw:layer="layout" svg:width="15.239cm" svg:height="11.429cm" svg:x="1.905cm" svg:y="12.065cm" presentation:class="notes" presentation:placeholder="true" presentation:user-transformed="true">
            <draw:text-box/>
          </draw:frame>
          <draw:page-thumbnail draw:name="Google Shape;318;p34:notes" draw:style-name="gr2" draw:layer="layout" svg:width="12.7cm" svg:height="9.524cm" svg:x="3.176cm" svg:y="1.905cm" draw:page-number="34" presentation:class="page"/>
        </presentation:notes>
      </draw:page>
      <draw:page draw:name="page35" draw:style-name="dp1" draw:master-page-name="OBJECT" presentation:presentation-page-layout-name="AL2T11">
        <draw:custom-shape draw:name="Google Shape;326;p61" draw:style-name="gr1" draw:text-style-name="P2" draw:layer="layout" svg:width="19.551cm" svg:height="2.537cm" svg:x="3.604cm" svg:y="1.094cm">
          <text:p text:style-name="P1"><text:span text:style-name="T3">Q &amp;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p61" draw:style-name="gr1" draw:text-style-name="P2" draw:layer="layout" svg:width="19.551cm" svg:height="8.085cm" svg:x="3.604cm" svg:y="4.354cm">
          <text:list text:style-name="L6">
            <text:list-item>
              <text:p text:style-name="P4"><text:span text:style-name="T2">Q?</text:span></text:p>
            </text:list-item>
            <text:list-item>
              <text:p text:style-name="P4"><text:span text:style-name="T2">A.</text:span></text:p>
            </text:list-item>
          </text:list>
          <text:p text:style-name="P5"><text:span text:style-name="T2">OK! If I can’t answer your questions in the Q &amp; A time frame or your questions requires more explanation, I am also available on HackYourFuture’s Slack workspace for further Q &amp; A. Feel free to drop me a line in the #alumni chan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23;p35:notes" presentation:style-name="pr35" draw:text-style-name="P3" draw:layer="layout" svg:width="15.239cm" svg:height="11.429cm" svg:x="1.905cm" svg:y="12.065cm" presentation:class="notes" presentation:placeholder="true" presentation:user-transformed="true">
            <draw:text-box/>
          </draw:frame>
          <draw:page-thumbnail draw:name="Google Shape;324;p35:notes" draw:style-name="gr2" draw:layer="layout" svg:width="12.7cm" svg:height="9.524cm" svg:x="3.176cm" svg:y="1.905cm" draw:page-number="35"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1b21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1b212c"/>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b21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145ac"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82c7a5"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OBJECT-backgroundobjects">
      <style:graphic-properties draw:stroke="none" draw:fill="none" draw:fill-color="#ffffff" draw:auto-grow-height="false" fo:min-height="1.27cm"/>
    </style:style>
    <style:style style:name="Mpr4" style:family="presentation" style:parent-style-name="OBJEC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4%"/>
      <style:paragraph-properties fo:text-align="start" style:font-independent-line-spacing="true"/>
      <style:text-properties fo:font-size="14pt"/>
    </style:style>
    <style:style style:name="MP6" style:family="paragraph">
      <loext:graphic-properties draw:fill="solid" draw:fill-color="#0145ac"/>
      <style:paragraph-properties fo:text-align="start" style:font-independent-line-spacing="true"/>
      <style:text-properties fo:font-size="14pt"/>
    </style:style>
    <style:style style:name="MP7" style:family="paragraph">
      <loext:graphic-properties draw:fill="solid" draw:fill-color="#82c7a5"/>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custom-shape draw:name="Google Shape;6;p1" draw:style-name="Mgr3" draw:text-style-name="MP5" draw:layer="backgroundobjects" svg:width="4.564cm" svg:height="4.564cm" draw:transform="rotate (-1.5707963267949) translate (25.4cm 0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name="Google Shape;7;p1">
        <draw:custom-shape draw:name="Google Shape;8;p1" draw:style-name="Mgr3" draw:text-style-name="MP5" draw:layer="layout" svg:width="14.26cm" svg:height="14.314cm" draw:transform="rotate (1.5707963267949) translate (0cm 14.26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9;p1" draw:style-name="Mgr3" draw:text-style-name="MP5" draw:layer="layout" svg:width="11.06cm" svg:height="11.101cm" draw:transform="rotate (1.5707963267949) translate (-0.001cm 14.235cm)">
          <text:p/>
          <draw:enhanced-geometry draw:mirror-horizontal="false" draw:mirror-vertical="false" draw:text-areas="0 0 ?f3 ?f6" svg:viewBox="0 0 0 0" draw:type="ooxml-diagStripe" draw:modifiers="58774"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0;p1" draw:style-name="Mgr4" draw:text-style-name="MP6" draw:layer="layout" svg:width="6.363cm" svg:height="6.387cm" draw:transform="rotate (1.5707963267949) translate (0.004cm 6.368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1;p1" draw:style-name="Mgr5" draw:text-style-name="MP7" draw:layer="layout" svg:width="6.387cm" svg:height="6.363cm" svg:x="1.811cm" svg:y="1.63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16;p2" presentation:style-name="TITLE_5f_AND_5f_BODY-title" draw:layer="backgroundobjects" svg:width="19.551cm" svg:height="2.537cm" svg:x="3.604cm" svg:y="1.094cm" presentation:class="title" presentation:placeholder="true" presentation:user-transformed="true">
        <draw:text-box/>
      </draw:frame>
      <draw:frame presentation:style-name="TITLE_5f_AND_5f_BODY-outline1" draw:layer="backgroundobjects" svg:width="22.859cm" svg:height="8.286cm" svg:x="1.27cm" svg:y="3.343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g draw:name="Google Shape;64;p14">
        <draw:custom-shape draw:name="Google Shape;65;p14" draw:style-name="Mgr4" draw:text-style-name="MP6" draw:layer="layout" svg:width="2.245cm" svg:height="2.245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66;p14" draw:style-name="Mgr5" draw:text-style-name="MP7" draw:layer="layout" svg:width="2.245cm" svg:height="2.245cm" svg:x="0.634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71;p15" presentation:style-name="OBJECT-title" draw:layer="backgroundobjects" svg:width="19.551cm" svg:height="2.537cm" svg:x="3.604cm" svg:y="1.094cm" presentation:class="title" presentation:placeholder="true" presentation:user-transformed="true">
        <draw:text-box/>
      </draw:frame>
      <draw:frame draw:name="Google Shape;72;p15" presentation:style-name="OBJECT-outline1" draw:layer="backgroundobjects" svg:width="19.551cm" svg:height="8.085cm" svg:x="3.604cm" svg:y="4.354cm" presentation:class="outline" presentation:placeholder="true" presentation:user-transformed="true">
        <draw:text-box/>
      </draw:frame>
      <presentation:notes style:page-layout-name="PM2">
        <draw:page-thumbnail presentation:style-name="OBJECT-title" draw:layer="backgroundobjects" svg:width="16.931cm" svg:height="9.524cm" svg:x="1.059cm" svg:y="1.93cm" presentation:class="page"/>
        <draw:frame presentation:style-name="OBJEC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75"/>
    <meta:generator>LibreOfficeDev/6.0.5.2$Linux_X86_64 LibreOffice_project/</meta:generator>
  </office:meta>
</office:document-meta>
</file>